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6409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GPS_keych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ima/Documents/kicad/GPS_keychain/GPS_keychain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Aug 14 19:01:18 2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ne</text:p>
          </table:table-cell>
        </table:table-row>
        <table:table-row table:style-name="ro1">
          <table:table-cell office:value-type="string" calcext:value-type="string">
            <text:p>AE1, AE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tenna_Shield</text:p>
          </table:table-cell>
          <table:table-cell office:value-type="string" calcext:value-type="string">
            <text:p>Connector_Coaxial:U.FL_Molex_MCRF_73412-0110_Vertical</text:p>
          </table:table-cell>
          <table:table-cell office:value-type="string" calcext:value-type="string">
            <text:p>Antenna with extra pin for shielding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C4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C5, C9, C10, C11, C12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antalum_SMD:CP_EIA-7360-38_Kemet-E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D3, D4, D7, D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M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D5, D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Y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_Female</text:p>
          </table:table-cell>
          <table:table-cell office:value-type="string" calcext:value-type="string">
            <text:p>SIM:SIM-SMD_XKSIM-011B-P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TestPoint:TestPoint_Pad_D2.0mm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TestPoint:TestPoint_Pad_D2.0mm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VR-ISP-6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Atmel 6-pin ISP connec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846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65V Vce, NPN Transistor, SOT-23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1, R2, R26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4, R11, R12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6, R9, R10, R14, R17, R20, R21, R22, R2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7, R8,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16, R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1, TP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+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_O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_GPS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_GPS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_GS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_GS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_GS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_GSM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i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_uC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TP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_uC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style-name="ce1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4056</text:p>
          </table:table-cell>
          <table:table-cell office:value-type="string" calcext:value-type="string">
            <text:p>Package_SO:SOIC-8-1EP_3.9x4.9mm_P1.27mm_EP2.29x3mm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1</text:p>
          </table:table-cell>
          <table:table-cell office:value-type="string" calcext:value-type="string">
            <text:p>Package_SO:TSOP-6_1.65x3.05mm_P0.95mm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S8205A</text:p>
          </table:table-cell>
          <table:table-cell office:value-type="string" calcext:value-type="string">
            <text:p>Package_SO:TSSOP-8_4.4x3mm_P0.65mm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T9193-33GB</text:p>
          </table:table-cell>
          <table:table-cell office:value-type="string" calcext:value-type="string">
            <text:p>Package_TO_SOT_SMD:SOT-23-5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owayM590</text:p>
          </table:table-cell>
          <table:table-cell office:value-type="string" calcext:value-type="string">
            <text:p>antony_KiCad_footprints:NeowayM590</text:p>
          </table:table-cell>
          <table:table-cell office:value-type="string" calcext:value-type="string">
            <text:p>M590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O-6M-GPS</text:p>
          </table:table-cell>
          <table:table-cell office:value-type="string" calcext:value-type="string">
            <text:p>NEO-6M:XCVR_NEO-6M-GPS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4LC32</text:p>
          </table:table-cell>
          <table:table-cell office:value-type="string" calcext:value-type="string">
            <text:p>Package_SO:TSSOP-8_4.4x3mm_P0.65mm</text:p>
          </table:table-cell>
          <table:table-cell office:value-type="string" calcext:value-type="string">
            <text:p>I2C Serial EEPROM, 32Kb, DIP-8/SOIC-8/TSSOP-8/DFN-8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328P-AU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20MHz, 32kB Flash, 2kB SRAM, 1kB EEPROM, TQFP-32</text:p>
          </table:table-cell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4T19:04:21.536797504</dc:date>
    <meta:editing-duration>PT2M50S</meta:editing-duration>
    <meta:editing-cycles>2</meta:editing-cycles>
    <meta:generator>LibreOffice/6.4.7.2$Linux_X86_64 LibreOffice_project/40$Build-2</meta:generator>
    <meta:document-statistic meta:table-count="1" meta:cell-count="376" meta:object-count="0"/>
  </office:meta>
</office:document-meta>
</file>